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67de2" officeooo:paragraph-rsid="00067de2"/>
    </style:style>
    <style:style style:name="P2" style:family="paragraph" style:parent-style-name="Standard">
      <style:text-properties officeooo:rsid="000a86c7" officeooo:paragraph-rsid="000a86c7"/>
    </style:style>
    <style:style style:name="P3" style:family="paragraph" style:parent-style-name="Standard">
      <style:text-properties officeooo:rsid="000a86c7" officeooo:paragraph-rsid="000af907"/>
    </style:style>
    <style:style style:name="P4" style:family="paragraph" style:parent-style-name="Standard">
      <style:text-properties officeooo:rsid="000af907" officeooo:paragraph-rsid="000af907"/>
    </style:style>
    <style:style style:name="P5" style:family="paragraph" style:parent-style-name="Standard">
      <style:text-properties officeooo:paragraph-rsid="00067de2"/>
    </style:style>
    <style:style style:name="T1" style:family="text">
      <style:text-properties officeooo:rsid="000a86c7"/>
    </style:style>
    <style:style style:name="T2" style:family="text">
      <style:text-properties officeooo:rsid="000bce04"/>
    </style:style>
    <style:style style:name="T3" style:family="text">
      <style:text-properties officeooo:rsid="00067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">Exercice 3</text:span></text:p>
      <text:p text:style-name="P1"/>
      <text:p text:style-name="P1">Question 1/ <text:s/></text:p>
      <text:p text:style-name="P1"/>
      <text:p text:style-name="P2">import java.util.InputMismatchException;</text:p>
      <text:p text:style-name="P2">import java.util.Scanner;</text:p>
      <text:p text:style-name="P2"/>
      <text:p text:style-name="P2">public class Test {</text:p>
      <text:p text:style-name="P2"><text:tab/>public static void saisieCorrect() throws InputMismatchException{</text:p>
      <text:p text:style-name="P2"><text:tab/><text:tab/>Scanner sc = new Scanner(System.in);</text:p>
      <text:p text:style-name="P2"><text:tab/><text:tab/>int n = sc.nextInt();</text:p>
      <text:p text:style-name="P2"><text:tab/><text:tab/>System.out.println(n);</text:p>
      <text:p text:style-name="P2"><text:tab/>}</text:p>
      <text:p text:style-name="P2"/>
      <text:p text:style-name="P2"><text:tab/>public static void main(String[] args) {</text:p>
      <text:p text:style-name="P2"><text:tab/><text:tab/>boolean not_ok=true ;</text:p>
      <text:p text:style-name="P2"><text:tab/><text:tab/>while (not_ok) {</text:p>
      <text:p text:style-name="P2"><text:tab/><text:tab/><text:tab/>try {</text:p>
      <text:p text:style-name="P2"><text:tab/><text:tab/><text:tab/><text:tab/>System.out.println("Veuillez saisir un entier :");</text:p>
      <text:p text:style-name="P2"><text:tab/><text:tab/><text:tab/><text:tab/>saisieCorrect();</text:p>
      <text:p text:style-name="P2"><text:tab/><text:tab/><text:tab/><text:tab/>not_ok=false;</text:p>
      <text:p text:style-name="P2"><text:tab/><text:tab/><text:tab/>} catch (InputMismatchException e) {</text:p>
      <text:p text:style-name="P2"><text:tab/><text:tab/><text:tab/><text:tab/>System.out.println("erreur de saisi<text:span text:style-name="T2">e</text:span>");</text:p>
      <text:p text:style-name="P2"><text:tab/><text:tab/><text:tab/>}</text:p>
      <text:p text:style-name="P2"><text:tab/><text:tab/>}</text:p>
      <text:p text:style-name="P2"><text:tab/>}</text:p>
      <text:p text:style-name="P2">} </text:p>
      <text:p text:style-name="P1"/>
      <text:p text:style-name="P1"/>
      <text:p text:style-name="P1">Question 2/</text:p>
      <text:p text:style-name="P1"/>
      <text:p text:style-name="P1"/>
      <text:p text:style-name="P4">solution 1 :</text:p>
      <text:p text:style-name="P4"/>
      <text:p text:style-name="P3">import java.util.InputMismatchException;</text:p>
      <text:p text:style-name="P2">import java.util.Scanner;</text:p>
      <text:p text:style-name="P2"/>
      <text:p text:style-name="P2">public class Test {</text:p>
      <text:p text:style-name="P2"><text:tab/>public static void saisieCorrect() throws InputMismatchException, IllegalArgumentException{</text:p>
      <text:p text:style-name="P2"><text:tab/><text:tab/>Scanner sc = new Scanner(System.in);</text:p>
      <text:p text:style-name="P2"><text:tab/><text:tab/>int n = sc.nextInt();</text:p>
      <text:p text:style-name="P2"><text:tab/><text:tab/>if(n &lt; 10) throw new IllegalArgumentException();</text:p>
      <text:p text:style-name="P2"><text:tab/><text:tab/>System.out.println(n);</text:p>
      <text:p text:style-name="P2"><text:tab/>}</text:p>
      <text:p text:style-name="P2"/>
      <text:p text:style-name="P2"><text:tab/>public static void main(String[] args) {</text:p>
      <text:p text:style-name="P2"><text:tab/><text:tab/>boolean not_ok=true ;</text:p>
      <text:p text:style-name="P2"><text:tab/><text:tab/>while (not_ok){</text:p>
      <text:p text:style-name="P2"><text:tab/><text:tab/><text:tab/>try {</text:p>
      <text:p text:style-name="P2"><text:tab/><text:tab/><text:tab/><text:tab/>System.out.println("Veuillez saisir un entier :");</text:p>
      <text:p text:style-name="P2"><text:tab/><text:tab/><text:tab/><text:tab/>saisieCorrect();</text:p>
      <text:p text:style-name="P2"><text:soft-page-break/><text:tab/><text:tab/><text:tab/><text:tab/>not_ok=false ;</text:p>
      <text:p text:style-name="P2"><text:tab/><text:tab/><text:tab/>} catch (InputMismatchException e) {</text:p>
      <text:p text:style-name="P2"><text:tab/><text:tab/><text:tab/><text:tab/>System.out.println("Saisi<text:span text:style-name="T2">e</text:span> incorrect<text:span text:style-name="T2">e</text:span>");</text:p>
      <text:p text:style-name="P2"><text:tab/><text:tab/><text:tab/>} catch (IllegalArgumentException e) {</text:p>
      <text:p text:style-name="P2"><text:tab/><text:tab/><text:tab/>System.out.println("le nombre saisi &lt; 10")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>Solution 2 :</text:p>
      <text:p text:style-name="P2"/>
      <text:p text:style-name="P2">public class MonException extends Exception {</text:p>
      <text:p text:style-name="P2"><text:tab/>private String msg = "La valeur est infénieure à 10";</text:p>
      <text:p text:style-name="P2"/>
      <text:p text:style-name="P2"><text:tab/>public String getMsg() {</text:p>
      <text:p text:style-name="P2"><text:tab/><text:tab/>return msg;</text:p>
      <text:p text:style-name="P2"><text:tab/>}</text:p>
      <text:p text:style-name="P2">}</text:p>
      <text:p text:style-name="P2"/>
      <text:p text:style-name="P2">import java.util.InputMismatchException;</text:p>
      <text:p text:style-name="P2">import java.util.Scanner;</text:p>
      <text:p text:style-name="P2"/>
      <text:p text:style-name="P2">public class Test {</text:p>
      <text:p text:style-name="P2"><text:tab/>public static void saisieCorrect() throws InputMismatchException, MonException{</text:p>
      <text:p text:style-name="P2"><text:tab/><text:tab/>Scanner sc = new Scanner(System.in);</text:p>
      <text:p text:style-name="P2"><text:tab/><text:tab/>int n = sc.nextInt();</text:p>
      <text:p text:style-name="P2"><text:tab/><text:tab/>if(n &lt; 10) throw new MonException();</text:p>
      <text:p text:style-name="P2"><text:tab/><text:tab/>System.out.println(n);</text:p>
      <text:p text:style-name="P2"><text:tab/>}</text:p>
      <text:p text:style-name="P2"/>
      <text:p text:style-name="P2"><text:tab/>public static void main(String[] args) {</text:p>
      <text:p text:style-name="P2"><text:tab/><text:tab/>boolean not_ok=true ;</text:p>
      <text:p text:style-name="P2"><text:tab/><text:tab/>while (not_ok){</text:p>
      <text:p text:style-name="P2"><text:tab/><text:tab/><text:tab/>try {</text:p>
      <text:p text:style-name="P2"><text:tab/><text:tab/><text:tab/><text:tab/>System.out.println("Veuillez saisir une entier :");</text:p>
      <text:p text:style-name="P2"><text:tab/><text:tab/><text:tab/><text:tab/>saisieCorrect();</text:p>
      <text:p text:style-name="P2"><text:tab/><text:tab/><text:tab/><text:tab/>not_ok=false;;</text:p>
      <text:p text:style-name="P2"><text:tab/><text:tab/><text:tab/>} catch (InputMismatchException e) {</text:p>
      <text:p text:style-name="P2"><text:tab/><text:tab/><text:tab/><text:tab/>System.out.println("Format incorrecte");</text:p>
      <text:p text:style-name="P2"><text:tab/><text:tab/><text:tab/>} catch (MonException e) {</text:p>
      <text:p text:style-name="P2"><text:tab/><text:tab/><text:tab/><text:tab/>System.out.println(e.getMsg());</text:p>
      <text:p text:style-name="P2"><text:tab/><text:tab/><text:tab/>}</text:p>
      <text:p text:style-name="P2"><text:tab/><text:tab/>}</text:p>
      <text:p text:style-name="P2"><text:tab/>}</text:p>
      <text:p text:style-name="P2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04-07T10:39:19.94</meta:creation-date>
    <dc:date>2022-04-23T10:06:06.152000000</dc:date>
    <meta:editing-duration>PT37S</meta:editing-duration>
    <meta:editing-cycles>5</meta:editing-cycles>
    <meta:generator>LibreOffice/6.3.3.2$Windows_X86_64 LibreOffice_project/a64200df03143b798afd1ec74a12ab50359878ed</meta:generator>
    <meta:document-statistic meta:table-count="0" meta:image-count="0" meta:object-count="0" meta:page-count="2" meta:paragraph-count="80" meta:word-count="237" meta:character-count="2012" meta:non-whitespace-character-count="1706"/>
  </office:meta>
</office:document-meta>
</file>